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end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break-before="page"/>
      <style:text-properties fo:font-size="10.5pt" style:font-size-asian="10.5pt" style:font-size-complex="10.5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rame2" text:anchor-type="paragraph" svg:x="0.016cm" svg:y="0.06cm" svg:width="8.364cm" draw:z-index="0"><draw:text-box fo:min-height="6.403cm"><text:p text:style-name="P1"/><text:p text:style-name="P1">Nombre de courriers à imprimer :[nb_impressions]</text:p><text:p text:style-name="P1"/></draw:text-box></draw:frame><draw:frame draw:style-name="fr2" draw:name="Frame1" text:anchor-type="paragraph" svg:x="8.994cm" svg:y="2.944cm" svg:width="7.805cm" draw:z-index="1"><draw:text-box fo:min-height="3.408cm"><text:p text:style-name="P1"/></draw:text-box></draw:frame></text:p>
      <text:p text:style-name="P2">Le [onshow..now;frm=dd/mm/yyyy]<text:tab/><text:tab/></text:p>
      <text:p text:style-name="P1"/>
      <text:p text:style-name="P1">Récapitulatif :</text:p>
      <text:p text:style-name="P1">[courrier_recap_col;block=begin][courrier_recap_col;]</text:p>
      <text:p text:style-name="P1">[courrier_recap_col;block=end] </text:p>
      <text:p text:style-name="P1"/>
      <text:p text:style-name="P3">[courrier_source_col;block=begin][courrier_source_col;htmlconv=no]</text:p>
      <text:p text:style-name="P3">[courrier_source_col;block=end] </text:p>
      <text:p text:style-name="P1"/>
      <text:p text:style-name="P1">Fin d'impression des courriers par lo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f </meta:initial-creator>
    <meta:creation-date>2010-06-24T17:20:06</meta:creation-date>
    <dc:date>2010-09-20T17:12:48</dc:date>
    <dc:creator>Josselin Jacquard</dc:creator>
    <meta:editing-duration>PT18H19M35S</meta:editing-duration>
    <meta:editing-cycles>280</meta:editing-cycles>
    <meta:generator>OpenOffice.org/3.2$Unix OpenOffice.org_project/320m12$Build-9483</meta:generator>
    <meta:document-statistic meta:table-count="0" meta:image-count="0" meta:object-count="0" meta:page-count="3" meta:paragraph-count="8" meta:word-count="20" meta:character-count="316"/>
  </office:meta>
</office:document-meta>
</file>